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3cm"/>
    </style:style>
    <style:style style:name="pr2" style:family="presentation" style:parent-style-name="Default-subtitle">
      <style:graphic-properties draw:fill-color="#ffffff" fo:min-height="10.73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2.63cm"/>
    </style:style>
    <style:style style:name="pr5" style:family="presentation" style:parent-style-name="Default-outline1">
      <style:graphic-properties fo:min-height="11.92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2.43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family="Exo" style:font-pitch="variable" fo:font-size="13.5pt" style:font-size-asian="18pt" style:font-size-complex="18pt"/>
    </style:style>
    <style:style style:name="P4" style:family="paragraph">
      <style:text-properties fo:font-size="20pt"/>
    </style:style>
    <style:style style:name="T1" style:family="text">
      <style:text-properties fo:font-family="'DejaVu Sans Condensed'" style:font-family-generic="swiss" style:font-pitch="variable" fo:font-size="48pt" fo:font-style="italic" fo:font-weight="bold" style:font-family-asian="Arial" style:font-style-name-asian="Regular" style:font-family-generic-asian="swiss" style:font-size-asian="48pt" style:font-style-asian="italic" style:font-weight-asian="bold" style:font-family-complex="Arial" style:font-style-name-complex="Regular" style:font-family-generic-complex="swiss" style:font-size-complex="48pt" style:font-style-complex="italic" style:font-weight-complex="bold"/>
    </style:style>
    <style:style style:name="T2" style:family="text">
      <style:text-properties fo:font-weight="bold" style:font-weight-asian="bold" style:font-weight-complex="bold"/>
    </style:style>
    <style:style style:name="T3" style:family="text">
      <style:text-properties fo:font-size="32pt" fo:font-style="italic" fo:font-weight="normal" style:font-size-asian="32pt" style:font-style-asian="italic" style:font-weight-asian="normal" style:font-size-complex="32pt" style:font-style-complex="italic" style:font-weight-complex="normal"/>
    </style:style>
    <style:style style:name="T4" style:family="text">
      <style:text-properties fo:color="#999999" fo:font-family="Exo" style:font-pitch="variable" fo:font-size="14pt" fo:font-style="italic" style:font-size-asian="14pt" style:font-style-asian="italic" style:font-size-complex="14pt" style:font-style-complex="italic"/>
    </style:style>
    <style:style style:name="T5" style:family="text">
      <style:text-properties fo:font-family="Exo" style:font-pitch="variable" fo:font-size="14pt" fo:font-weight="bold" style:font-size-asian="14pt" style:font-weight-asian="bold" style:font-size-complex="14pt" style:font-weight-complex="bold"/>
    </style:style>
    <style:style style:name="T6" style:family="text">
      <style:text-properties fo:color="#4c4c4c" fo:font-family="Exo" style:font-pitch="variable" fo:font-size="20pt" fo:font-weight="bold" style:font-size-asian="20pt" style:font-weight-asian="bold" style:font-size-complex="20pt" style:font-weight-complex="bold"/>
    </style:style>
    <style:style style:name="T7" style:family="text">
      <style:text-properties fo:color="#4c4c4c" fo:font-family="Exo" style:font-pitch="variable" fo:font-size="16pt" style:font-size-asian="16pt" style:font-size-complex="16pt"/>
    </style:style>
    <style:style style:name="T8" style:family="text">
      <style:text-properties fo:color="#4c4c4c" fo:font-family="Exo" style:font-pitch="variable" fo:font-size="14pt" style:font-size-asian="14pt" style:font-size-complex="14pt"/>
    </style:style>
    <style:style style:name="T9" style:family="text">
      <style:text-properties fo:color="#4c4c4c" fo:font-family="Exo" style:font-pitch="variable" fo:font-size="16pt" fo:font-weight="bold" style:font-size-asian="16pt" style:font-weight-asian="bold" style:font-size-complex="16pt" style:font-weight-complex="bold"/>
    </style:style>
    <style:style style:name="T10" style:family="text">
      <style:text-properties fo:color="#4c4c4c" fo:font-family="Exo" style:font-pitch="variable" fo:font-size="14pt" fo:font-style="italic" style:font-size-asian="14pt" style:font-style-asian="italic" style:font-size-complex="14pt" style:font-style-complex="italic"/>
    </style:style>
    <style:style style:name="T11" style:family="text">
      <style:text-properties fo:color="#4c4c4c" fo:font-family="Exo" style:font-pitch="variable" fo:font-size="14pt" fo:font-weight="bold" style:font-size-asian="14pt" style:font-weight-asian="bold" style:font-size-complex="14pt" style:font-weight-complex="bold"/>
    </style:style>
    <style:style style:name="T12" style:family="text">
      <style:text-properties fo:color="#4c4c4c" fo:font-family="Exo" style:font-pitch="variable" fo:font-size="12pt" style:font-size-asian="12pt" style:font-size-complex="12pt"/>
    </style:style>
    <style:style style:name="T13" style:family="text">
      <style:text-properties fo:color="#4c4c4c" fo:font-family="Exo" style:font-pitch="variable" fo:font-size="12pt" fo:font-style="italic" style:font-size-asian="12pt" style:font-style-asian="italic" style:font-size-complex="12pt" style:font-style-complex="italic"/>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family="Exo" style:font-family-generic="modern" style:font-pitch="variable" fo:font-size="40pt" fo:font-style="italic" fo:font-weight="bold" style:font-family-asian="Arial" style:font-style-name-asian="Regular" style:font-family-generic-asian="swiss" style:font-size-asian="40pt" style:font-style-asian="italic" style:font-weight-asian="bold" style:font-family-complex="Arial" style:font-style-name-complex="Regular" style:font-family-generic-complex="swiss" style:font-size-complex="40pt" style:font-style-complex="italic" style:font-weight-complex="bold"/>
    </style:style>
    <style:style style:name="T19" style:family="text">
      <style:text-properties fo:font-family="Exo" style:font-family-generic="modern" style:font-pitch="variable" fo:font-size="28pt" fo:font-style="italic" fo:font-weight="bold" style:font-family-asian="Arial" style:font-style-name-asian="Regular" style:font-family-generic-asian="swiss" style:font-size-asian="28pt" style:font-style-asian="italic" style:font-weight-asian="bold" style:font-family-complex="Arial" style:font-style-name-complex="Regular" style:font-family-generic-complex="swiss" style:font-size-complex="28pt"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family="Monaco" style:font-family-generic="modern" style:font-pitch="variable" fo:font-weight="normal" style:font-weight-asian="normal" style:font-weight-complex="normal"/>
    </style:style>
    <style:style style:name="T22" style:family="text">
      <style:text-properties fo:font-family="Monaco" style:font-family-generic="modern" style:font-pitch="variable" fo:font-weight="bold" style:font-weight-asian="bold" style:font-weight-complex="bold"/>
    </style:style>
    <style:style style:name="T23" style:family="text">
      <style:text-properties fo:font-family="Monaco" style:font-family-generic="modern" style:font-pitch="variable" fo:font-style="normal" style:font-style-asian="normal" style:font-style-complex="normal"/>
    </style:style>
    <style:style style:name="T24" style:family="text">
      <style:text-properties fo:font-family="Monaco" style:font-family-generic="modern" style:font-pitch="variable" fo:font-style="normal" fo:font-weight="bold" style:font-style-asian="normal" style:font-weight-asian="bold" style:font-style-complex="normal" style:font-weight-complex="bold"/>
    </style:style>
    <style:style style:name="T25" style:family="text">
      <style:text-properties fo:font-family="Arial" style:font-family-generic="swiss" style:font-pitch="variable"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26" style:family="text">
      <style:text-properties fo:font-family="Arial" style:font-family-generic="swiss" style:font-pitch="variable"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27" style:family="text">
      <style:text-properties fo:font-size="72pt" style:font-size-asian="72pt" style:font-size-complex="72pt"/>
    </style:style>
    <style:style style:name="T2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9.1cm" svg:height="2.63cm" svg:x="12.8cm" svg:y="1.4cm" presentation:class="title" presentation:user-transformed="true">
          <draw:text-box>
            <text:p><text:span text:style-name="T1">π</text:span><text:span text:style-name="T2"> <text:s/></text:span><text:span text:style-name="T3">v0.4.0</text:span><text:span text:style-name="T2"><text:tab/></text:span></text:p>
          </draw:text-box>
        </draw:frame>
        <draw:frame presentation:style-name="pr2" draw:text-style-name="P3" draw:layer="layout" svg:width="25.199cm" svg:height="10.736cm" svg:x="1.8cm" svg:y="4.089cm" presentation:class="subtitle" presentation:user-transformed="true">
          <draw:text-box>
            <text:p text:style-name="P2"><text:span text:style-name="T4">The basic advice regarding response times has been the same for thirty years [Miller 1968; Card et al. 1991]:</text:span></text:p>
            <text:p text:style-name="P2"><text:span text:style-name="T5"/></text:p>
            <text:p text:style-name="P2"><text:span text:style-name="T6">0.1 second</text:span><text:span text:style-name="T7"> <text:s/>is about the limit for having the user feel that the system is reacting instantaneously, meaning that no special feedback is necessary except to display the result.</text:span></text:p>
            <text:p text:style-name="P2"><text:span text:style-name="T8"/></text:p>
            <text:p text:style-name="P2"><text:span text:style-name="T9">1.0 second</text:span><text:span text:style-name="T7"> </text:span><text:span text:style-name="T8">is about the limit for the user's flow of thought to stay uninterrupted, even though the user will notice the delay. Normally, no special feedback is necessary during delays of more than 0.1 but less than 1.0 second, but </text:span><text:span text:style-name="T10">the user does lose the feeling of operating directly on the data</text:span><text:span text:style-name="T8">.</text:span></text:p>
            <text:p text:style-name="P2"><text:span text:style-name="T8"/></text:p>
            <text:p text:style-name="P2"><text:span text:style-name="T11">10 seconds</text:span><text:span text:style-name="T8"> <text:s/></text:span><text:span text:style-name="T12">is about the limit for keeping the user's attention focussed on the dialogue. For longer delays, users will want to perform other tasks while waiting for the computer to finish, so they should be given feedback indicating when the computer expects to be done. Feedback during the delay is </text:span><text:span text:style-name="T13">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Need for Speed<text:tab/></text:p>
          </draw:text-box>
        </draw:frame>
        <draw:frame presentation:style-name="pr5" draw:layer="layout" svg:width="25.199cm" svg:height="9.134cm" svg:x="1.4cm" svg:y="3.685cm" presentation:class="outline" presentation:user-transformed="true">
          <draw:text-box>
            <text:list text:style-name="L2">
              <text:list-item>
                <text:p>AJAX: PING + HTTP-overhead (ca. 120 ms)</text:p>
              </text:list-item>
              <text:list-item>
                <text:p>WebSocket: PING + TCP-overhead (&lt;40 ms)</text:p>
              </text:list-item>
              <text:list-item>
                <text:p>PING-tid innenlands i Norge ligger på ca. 20-100ms</text:p>
                <text:p><text:span text:style-name="T14"/></text:p>
              </text:list-item>
              <text:list-item>
                <text:p><text:span text:style-name="T14">Modulær innlasting over WebSocket</text:span></text:p>
              </text:list-item>
              <text:list-item>
                <text:p><text:span text:style-name="T14">Caching av js-/css-moduler i LocalStorage</text:span></text:p>
              </text:list-item>
              <text:list-item>
                <text:p><text:span text:style-name="T14">Bakgrunnsprosessering i WebWorker</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Teknologier</text:p>
          </draw:text-box>
        </draw:frame>
        <draw:frame presentation:style-name="pr5" draw:layer="layout" svg:width="25.199cm" svg:height="9.134cm" svg:x="1.4cm" svg:y="3.685cm" presentation:class="outline" presentation:user-transformed="true">
          <draw:text-box>
            <text:list text:style-name="L2">
              <text:list-header>
                <text:p><text:span text:style-name="T15">Server:</text:span></text:p>
              </text:list-header>
              <text:list-item>
                <text:p>Varnish</text:p>
              </text:list-item>
              <text:list-item>
                <text:p>Redis</text:p>
              </text:list-item>
              <text:list-item>
                <text:p>Apache/PHP/MySQL</text:p>
                <text:p/>
                <text:p/>
                <text:p><text:span text:style-name="T15">Client:</text:span></text:p>
              </text:list-item>
              <text:list-item>
                <text:p>HTML5 native functions</text:p>
              </text:list-item>
              <text:list-item>
                <text:p>CSS3 transformations</text:p>
              </text:list-item>
              <text:list-item>
                <text:p>raphaël.js (SVG library)</text:p>
              </text:list-item>
              <text:list-item>
                <text:p>GreenSock Animation Platform <text:s/>(Timeline-based anim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0.4cm" svg:height="2.63cm" svg:x="6.4cm" svg:y="1.07cm" presentation:class="title" presentation:user-transformed="true">
          <draw:text-box>
            <text:p>Out With the Old, In With the New</text:p>
          </draw:text-box>
        </draw:frame>
        <draw:frame presentation:style-name="pr5" draw:layer="layout" svg:width="8.8cm" svg:height="9.134cm" svg:x="3.2cm" svg:y="4.385cm" presentation:class="outline" presentation:user-transformed="true">
          <draw:text-box>
            <text:list text:style-name="L2">
              <text:list-header>
                <text:p><text:span text:style-name="T2">OUT</text:span></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5" draw:layer="layout" svg:width="13cm" svg:height="9.134cm" svg:x="13.1cm" svg:y="4.3cm" presentation:class="outline" presentation:user-transformed="true">
          <draw:text-box>
            <text:list text:style-name="L2">
              <text:list-header>
                <text:p><text:span text:style-name="T2">IN</text:spa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12cm" svg:height="2.63cm" svg:x="12.2cm" svg:y="1.8cm" presentation:class="title" presentation:user-transformed="true">
          <draw:text-box>
            <text:p><text:span text:style-name="T15">All-in</text:span> on <text:span text:style-name="T2">HTML5</text:span></text:p>
          </draw:text-box>
        </draw:frame>
        <draw:frame presentation:style-name="pr6" draw:layer="layout" svg:width="21cm" svg:height="7.535cm" svg:x="2.4cm" svg:y="5.465cm" presentation:class="outline" presentation:user-transformed="true">
          <draw:text-box>
            <text:list text:style-name="L2">
              <text:list-item>
                <text:p>Works to perfection on <text:span text:style-name="T15">all touch devices</text:span></text:p>
              </text:list-item>
              <text:list-item>
                <text:p>Works on <text:span text:style-name="T16">Windows Metro</text:span>, maybe</text:p>
              </text:list-item>
              <text:list-item>
                <text:p>Works on <text:span text:style-name="T17">Adobe AIR</text:span></text:p>
              </text:list-item>
              <text:list-item>
                <text:p>Works in <text:span text:style-name="T16">any modern browser</text:span></text:p>
              </text:list-item>
              <text:list-item>
                <text:p>Works on <text:span text:style-name="T15">most Smart-TV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14.2cm" svg:height="2.63cm" svg:x="11.8cm" svg:y="1.37cm" presentation:class="title" presentation:user-transformed="true">
          <draw:text-box>
            <text:p>A New Idea: <text:span text:style-name="T18">π</text:span></text:p>
          </draw:text-box>
        </draw:frame>
        <draw:frame presentation:style-name="pr5" draw:layer="layout" svg:width="25.199cm" svg:height="9.134cm" svg:x="1.8cm" svg:y="5.2cm" presentation:class="outline" presentation:user-transformed="true">
          <draw:text-box>
            <text:list text:style-name="L2">
              <text:list-header>
                <text:p><text:span text:style-name="T19">π </text:span><text:s text:c="2"/>is a simple, lightweight, flexible and fast application platform for <text:span text:style-name="T2">HTML5</text:span>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15">pcl</text:span></text:p>
                <text:p><text:span text:style-name="T16">- a </text:span><text:span text:style-name="T15">pcl</text:span><text:span text:style-name="T16"> charting component library using SVG and </text:span><text:span text:style-name="T17">raphaël.js</text:span></text:p>
                <text:p><text:span text:style-name="T16">- live streaming JSON data packets over SSE (Server-Sent Events) / EventSource</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17.6cm" svg:height="2.63cm" svg:x="9.8cm" svg:y="1.47cm" presentation:class="title" presentation:user-transformed="true">
          <draw:text-box>
            <text:p>Key Take-Aways</text:p>
          </draw:text-box>
        </draw:frame>
        <draw:frame presentation:style-name="pr5" draw:layer="layout" svg:width="25.199cm" svg:height="8.515cm" svg:x="1.801cm" svg:y="5cm" presentation:class="outline" presentation:user-transformed="true">
          <draw:text-box>
            <text:list text:style-name="L2">
              <text:list-item>
                <text:p>Use messaging to connect <text:span text:style-name="T15">users</text:span>, applications, <text:span text:style-name="T2">services</text:span>, and <text:span text:style-name="T16">components</text:span></text:p>
              </text:list-item>
              <text:list-item>
                <text:p>A stripped-down racing car of an application ready to go. Built-in authentication, session, dependency management, component library.</text:p>
              </text:list-item>
              <text:list-item>
                <text:p>Dependable, <text:span text:style-name="T2">proven technology</text:span> put together in a scaleable way.</text:p>
              </text:list-item>
              <text:list-item>
                <text:p><text:span text:style-name="T15">All-in</text:span> on <text:span text:style-name="T2">HTML5</text:span></text:p>
              </text:list-item>
              <text:list-item>
                <text:p>Addressable <text:span text:style-name="T2">JSON</text:span> data packets creates <text:span text:style-name="T20">namespaces</text:span></text:p>
              </text:list-item>
              <text:list-item>
                <text:p>Packet routing allows flexible scoping</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16cm" svg:height="2.63cm" svg:x="11cm" svg:y="1.17cm" presentation:class="title" presentation:user-transformed="true">
          <draw:text-box>
            <text:p>GIF beacon</text:p>
          </draw:text-box>
        </draw:frame>
        <draw:frame presentation:style-name="pr5" draw:layer="layout" svg:width="20.8cm" svg:height="9.8cm" svg:x="2.1cm" svg:y="4.5cm" presentation:class="outline" presentation:user-transformed="true">
          <draw:text-box>
            <text:list text:style-name="L2">
              <text:list-item>
                <text:p>Encode event object in GIF url</text:p>
              </text:list-item>
              <text:list-item>
                <text:p>Request the url with an Image object, do not touch the DOM</text:p>
              </text:list-item>
              <text:list-item>
                <text:p>Catch encoded events in Varnish (with <text:span text:style-name="T2">VCL </text:span><text:span text:style-name="T14">or</text:span><text:span text:style-name="T2"> C/C++</text:span><text:span text:style-name="T14">)</text:span></text:p>
              </text:list-item>
              <text:list-item>
                <text:p>Return HTTP 204 No-Content, save one HTTP packet</text:p>
              </text:list-item>
              <text:list-item>
                <text:p>Read 204 events with varnishlog into aggregator</text:p>
              </text:list-item>
              <text:list-item>
                <text:p>Publish live aggregates to namespace</text:p>
              </text:list-item>
              <text:list-item>
                <text:p>Batch-insert aggregated data into MySQL at interval</text:p>
              </text:list-item>
              <text:list-item>
                <text:p>Collect huge amounts of data from huge amounts of users/sessions</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6cm" svg:height="2.63cm" svg:x="10.8cm" svg:y="2cm" presentation:class="title" presentation:user-transformed="true">
          <draw:text-box>
            <text:p>WebService API</text:p>
          </draw:text-box>
        </draw:frame>
        <draw:frame presentation:style-name="pr5" draw:layer="layout" svg:width="25.199cm" svg:height="9.134cm" svg:x="2cm" svg:y="5.4cm" presentation:class="outline" presentation:user-transformed="true">
          <draw:text-box>
            <text:list text:style-name="L2">
              <text:list-item>
                <text:p><text:span text:style-name="T16">JSON WebServices</text:span></text:p>
              </text:list-item>
              <text:list-item>
                <text:p>With PHP session at backend</text:p>
              </text:list-item>
              <text:list-item>
                <text:p>Good for collecting sparse or big data from a large number of authenticated users / sessions</text:p>
              </text:list-item>
              <text:list-item>
                <text:p>Mostly too slow for application use</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8cm" svg:height="2.43cm" svg:x="13.6cm" svg:y="1.6cm" presentation:class="title" presentation:user-transformed="true">
          <draw:text-box>
            <text:p>WebSocket API</text:p>
          </draw:text-box>
        </draw:frame>
        <draw:frame presentation:style-name="pr5" draw:layer="layout" svg:width="25.199cm" svg:height="9.134cm" svg:x="1.801cm" svg:y="4.6cm" presentation:class="outline" presentation:user-transformed="true">
          <draw:text-box>
            <text:list text:style-name="L2">
              <text:list-item>
                <text:p><text:span text:style-name="T16">JSON messaging</text:span></text:p>
              </text:list-item>
              <text:list-item>
                <text:p><text:span text:style-name="T16">Full duplex connection</text:span></text:p>
              </text:list-item>
              <text:list-item>
                <text:p>With PHP session</text:p>
              </text:list-item>
              <text:list-item>
                <text:p>Low latency (PING + milli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16.8cm" svg:height="2.63cm" svg:x="10.4cm" svg:y="1.17cm" presentation:class="title" presentation:user-transformed="true">
          <draw:text-box>
            <text:p>SSE/EventSource API</text:p>
          </draw:text-box>
        </draw:frame>
        <draw:frame presentation:style-name="pr5" draw:layer="layout" svg:width="22.999cm" svg:height="9.134cm" svg:x="2.2cm" svg:y="4.666cm" presentation:class="outline" presentation:user-transformed="true">
          <draw:text-box>
            <text:list text:style-name="L2">
              <text:list-item>
                <text:p><text:span text:style-name="T16">JSON event stream</text:span></text:p>
              </text:list-item>
              <text:list-item>
                <text:p>With PHP session</text:p>
              </text:list-item>
              <text:list-item>
                <text:p>Low latency (PING + milliseconds)</text:p>
              </text:list-item>
              <text:list-item>
                <text:p>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15.4cm" svg:height="2.63cm" svg:x="11.6cm" svg:y="1.8cm" presentation:class="title" presentation:user-transformed="true">
          <draw:text-box>
            <text:p>Scalability</text:p>
          </draw:text-box>
        </draw:frame>
        <draw:frame presentation:style-name="pr5" draw:layer="layout" svg:width="26.199cm" svg:height="9.115cm" svg:x="1.8cm" svg:y="5.8cm" presentation:class="outline" presentation:user-transformed="true">
          <draw:text-box>
            <text:list text:style-name="L2">
              <text:list-item>
                <text:p>Incoming: Put HAProxy in front of several Varnish servers</text:p>
              </text:list-item>
              <text:list-item>
                <text:p>Internal: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ZeroMQ</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What Difference Does it Make?</text:p>
          </draw:text-box>
        </draw:frame>
        <draw:frame presentation:style-name="pr5" draw:layer="layout" svg:width="25.199cm" svg:height="9.134cm" svg:x="1.4cm" svg:y="3.685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Namespacing</text:p>
          </draw:text-box>
        </draw:frame>
        <draw:frame presentation:style-name="pr6" draw:layer="layout" svg:width="25.199cm" svg:height="11.165cm" svg:x="1.4cm" svg:y="3.685cm" presentation:class="outline" presentation:user-transformed="true">
          <draw:text-box>
            <text:list text:style-name="L2">
              <text:list-header>
                <text:p><text:span text:style-name="T15">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Scoping</text:p>
          </draw:text-box>
        </draw:frame>
        <draw:frame presentation:style-name="pr6" draw:layer="layout" svg:width="25.199cm" svg:height="9.135cm" svg:x="1.4cm" svg:y="3.685cm" presentation:class="outline">
          <draw:text-box>
            <text:list text:style-name="L2">
              <text:list-header>
                <text:p><text:span text:style-name="T15">Connect namespaces through routing across client/server bridge, in order to create four scopes:</text:span></text:p>
              </text:list-header>
              <text:list-item>
                <text:p>System (installation of <text:span text:style-name="T15">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Advantages of HTML5</text:p>
          </draw:text-box>
        </draw:frame>
        <draw:frame presentation:style-name="pr6" draw:layer="layout" svg:width="25.199cm" svg:height="9.135cm" svg:x="1.4cm" svg:y="3.685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item>
                <text:p>Is a real application platform</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The Power of Conventional Thinking</text:p>
          </draw:text-box>
        </draw:frame>
        <draw:frame presentation:style-name="pr6" draw:layer="layout" svg:width="25.199cm" svg:height="9.135cm" svg:x="1.4cm" svg:y="3.685cm" presentation:class="outline" presentation:user-transformed="true">
          <draw:text-box>
            <text:list text:style-name="L2">
              <text:list-item>
                <text:p>Use <text:span text:style-name="T2">conventions</text:span> to overcome problems arising from loose typing and anonymous scoping</text:p>
              </text:list-item>
              <text:list-item>
                <text:p><text:span text:style-name="T2">Trusted code</text:span><text:span text:style-name="T14"> always obeys conventions</text:span></text:p>
              </text:list-item>
              <text:list-item>
                <text:p><text:span text:style-name="T14">Some words are </text:span><text:span text:style-name="T2">reserved</text:span><text:span text:style-name="T14"> by convention</text:span></text:p>
              </text:list-item>
              <text:list-item>
                <text:p><text:span text:style-name="T2">π.</text:span><text:span text:style-name="T14"> is for core/sys devs only, everybody else uses </text:span><text:span text:style-name="T2">pi.</text:span></text:p>
              </text:list-item>
              <text:list-item>
                <text:p><text:span text:style-name="T14">Any code starting with </text:span><text:span text:style-name="T20">π.</text:span><text:span text:style-name="T14"> is </text:span><text:span text:style-name="T2">part</text:span><text:span text:style-name="T14"> of the platform</text:span></text:p>
              </text:list-item>
              <text:list-item>
                <text:p><text:span text:style-name="T14">Any code starting with </text:span><text:span text:style-name="T20">pi.</text:span><text:span text:style-name="T14"> is </text:span><text:span text:style-name="T2">using</text:span><text:span text:style-name="T14"> or </text:span><text:span text:style-name="T2">extending</text:span><text:span text:style-name="T14"> the platform</text:span></text:p>
              </text:list-item>
              <text:list-item>
                <text:p><text:span text:style-name="T14">Objects whose name starts with a single underscore, are considered </text:span><text:span text:style-name="T21">_</text:span><text:span text:style-name="T22">protected</text:span><text:span text:style-name="T14">.</text:span></text:p>
              </text:list-item>
              <text:list-item>
                <text:p><text:span text:style-name="T16">Objects whose name starts with a double underscore, are considered </text:span><text:span text:style-name="T23">__</text:span><text:span text:style-name="T24">private</text:span><text:span text:style-name="T16">.</text:span></text:p>
              </text:list-item>
              <text:list-item>
                <text:p><text:span text:style-name="T24">_protected</text:span><text:span text:style-name="T16"> functions/variables should only be accessed by trusted code.</text:span></text:p>
              </text:list-item>
              <text:list-item>
                <text:p><text:span text:style-name="T24">__private</text:span><text:span text:style-name="T16"> functions/variables should only be accessed by the object itself</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13.8cm" svg:height="2.63cm" svg:x="12.799cm" svg:y="1.2cm" presentation:class="title" presentation:user-transformed="true">
          <draw:text-box>
            <text:p>Philosophy</text:p>
          </draw:text-box>
        </draw:frame>
        <draw:frame presentation:style-name="pr6" draw:layer="layout" svg:width="25.199cm" svg:height="11.315cm" svg:x="1.4cm" svg:y="3.685cm" presentation:class="outline" presentation:user-transformed="true">
          <draw:text-box>
            <text:list text:style-name="L2">
              <text:list-item>
                <text:p>Just-in-time (<text:span text:style-name="T2">JIT</text:span>)</text:p>
              </text:list-item>
              <text:list-item>
                <text:p>Batch processing &amp; background processing</text:p>
              </text:list-item>
              <text:list-item>
                <text:p><text:span text:style-name="T25">Pull</text:span><text:span text:style-name="T26"> the rope, don't </text:span><text:span text:style-name="T25">push</text:span><text:span text:style-name="T26"> it</text:span></text:p>
              </text:list-item>
              <text:list-item>
                <text:p>Self-contained components/subsystems</text:p>
              </text:list-item>
              <text:list-item>
                <text:p><text:span text:style-name="T15">«Keep moving forward»</text:span></text:p>
              </text:list-item>
              <text:list-item>
                <text:p>Follow conventions, use best practices</text:p>
              </text:list-item>
              <text:list-item>
                <text:p>Don't buy the cow</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The Future</text:p>
          </draw:text-box>
        </draw:frame>
        <draw:frame presentation:style-name="pr6" draw:layer="layout" svg:width="25.199cm" svg:height="9.135cm" svg:x="1.4cm" svg:y="3.685cm" presentation:class="outline">
          <draw:text-box>
            <text:list text:style-name="L2">
              <text:list-header>
                <text:p/>
              </text:list-header>
              <text:list-item>
                <text:p>Go binary (JS typed arrays)</text:p>
                <text:p/>
              </text:list-item>
              <text:list-item>
                <text:p>Go compiled or LLVM (C / Pascal / Python / Go)</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2.63cm" svg:x="1.4cm" svg:y="0.627cm" presentation:class="title">
          <draw:text-box>
            <text:p>The End Station</text:p>
          </draw:text-box>
        </draw:frame>
        <draw:frame presentation:style-name="pr6" draw:layer="layout" svg:width="25.199cm" svg:height="9.135cm" svg:x="1.4cm" svg:y="3.685cm" presentation:class="outline">
          <draw:text-box>
            <text:list text:style-name="L2">
              <text:list-header>
                <text:p/>
                <text:p>Go any-to-any binary with</text:p>
                <text:p/>
                <text:p><text:s/><text:span text:style-name="T27">ZeroMQ*</text:span></text:p>
                <text:p><text:span text:style-name="T28"/></text:p>
                <text:p><text:span text:style-name="T28">* just add namespaces</text:span></text:p>
              </text:list-header>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19.8cm" svg:height="2.63cm" svg:x="6.6cm" svg:y="2.27cm" presentation:class="title" presentation:user-transformed="true">
          <draw:text-box>
            <text:p>Hva trenger vi på den tekniske siden?</text:p>
          </draw:text-box>
        </draw:frame>
        <draw:frame presentation:style-name="pr6" draw:layer="layout" svg:width="18.2cm" svg:height="5.915cm" svg:x="1.8cm" svg:y="6.685cm" presentation:class="outline" presentation:user-transformed="true">
          <draw:text-box>
            <text:list text:style-name="L2">
              <text:list-item>
                <text:p>To eller tre linux-servere, og helst én fysisk</text:p>
              </text:list-item>
              <text:list-item>
                <text:p>En kontorplass med internett</text:p>
              </text:list-item>
              <text:list-item>
                <text:p>Mr. Wolf</text:p>
              </text:list-item>
              <text:list-item>
                <text:p>Nok penger hver måned</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Exo"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Exo" style:font-pitch="variable" fo:font-size="33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Monaco" style:font-family-generic="modern"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2"><presentation:date-time/></text:span></text:p>
        </draw:text-box>
      </draw:frame>
      <draw:frame presentation:style-name="Mpr1" draw:text-style-name="MP3" draw:layer="backgroundobjects" svg:width="8.875cm" svg:height="1.086cm" svg:x="9.576cm" svg:y="14.348cm" presentation:class="footer">
        <draw:text-box>
          <text:p text:style-name="MP3"><text:span text:style-name="MT2"><presentation:footer/></text:span><text:span text:style-name="MT2"><text:tab/></text:span></text:p>
        </draw:text-box>
      </draw:frame>
      <draw:frame presentation:style-name="Mpr1" draw:text-style-name="MP2" draw:layer="backgroundobjects" svg:width="6.523cm" svg:height="1.086cm" svg:x="20.076cm" svg:y="14.348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10-27T00:39:22.74</dc:date>
    <meta:editing-duration>PT10H59M48S</meta:editing-duration>
    <meta:editing-cycles>54</meta:editing-cycles>
    <meta:generator>LibreOffice/4.0.4.2$Windows_x86 LibreOffice_project/9e9821abd0ffdbc09cd8c52eaa574fa09eb08f2</meta:generator>
    <meta:document-statistic meta:object-count="106"/>
  </office:meta>
</office:document-meta>
</file>